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43e" officeooo:paragraph-rsid="000ec43e"/>
    </style:style>
    <style:style style:name="P2" style:family="paragraph" style:parent-style-name="Standard">
      <style:text-properties fo:font-style="italic" officeooo:rsid="000ec43e" officeooo:paragraph-rsid="000ec43e" style:font-style-asian="italic" style:font-style-complex="italic"/>
    </style:style>
    <style:style style:name="P3" style:family="paragraph" style:parent-style-name="Standard">
      <style:text-properties fo:color="#c9211e" loext:opacity="100%" officeooo:rsid="000ec43e" officeooo:paragraph-rsid="000ec43e"/>
    </style:style>
    <style:style style:name="P4" style:family="paragraph" style:parent-style-name="Standard">
      <style:text-properties fo:color="#000000" loext:opacity="100%" officeooo:rsid="000ec43e" officeooo:paragraph-rsid="000ec4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aleasso Federico<text:tab/><text:tab/><text:tab/><text:tab/><text:tab/>4C<text:tab/><text:tab/><text:tab/><text:tab/><text:tab/>22/9/2022</text:p>
      <text:p text:style-name="P1"/>
      <text:p text:style-name="P1"><text:tab/><text:tab/><text:tab/><text:tab/><text:tab/><text:tab/><text:span text:style-name="T2">HOMEWORK</text:span></text:p>
      <text:p text:style-name="P1"/>
      <text:p text:style-name="P3">Exercise 12, page 7.</text:p>
      <text:p text:style-name="P3"/>
      <text:p text:style-name="P4">My holidays are going very well. I am in Laigueglia with my friends. We are already on the fourth day of vacation and we are having a lot of fun. In the afternoon we go to the beach and play football, volleyball, swim etc ... In the evening we go to the disco: tonight we go to Suerte, it will be an unforgettable evening! I hope this vacation doesn't end. bye By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7:13:46.711605843</meta:creation-date>
    <dc:date>2022-09-22T17:25:28.285993162</dc:date>
    <meta:editing-duration>PT51S</meta:editing-duration>
    <meta:editing-cycles>1</meta:editing-cycles>
    <meta:document-statistic meta:table-count="0" meta:image-count="0" meta:object-count="0" meta:page-count="1" meta:paragraph-count="4" meta:word-count="81" meta:character-count="437" meta:non-whitespace-character-count="346"/>
    <meta:generator>LibreOffice/7.1.7.2$Linux_X86_64 LibreOffice_project/10$Build-2</meta:generator>
  </office:meta>
</office:document-meta>
</file>